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tMethodArgumentResolver.closeStreamIfNecessary( InputStream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tMethodArgumentResolver.RequestPartMethodArgumentResolver( List &lt; HttpMessageConverter &lt; ? &gt; &gt; message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.getPartName( MethodParameter methodParam , @ Nullable RequestPart requestP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PartMethodArgumentResolver.RequestPartMethodArgumentResolver( List &lt; HttpMessageConverter &lt; ? &gt; &gt; messageConverters , List &lt; Object &gt; requestResponseBody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.supportsParameter(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PartMethodArgumentResolver.resolveArgument( MethodParameter parameter , @ Nullable ModelAndViewContainer mavContainer , NativeWebRequest request , @ Nullable WebDataBinderFactory binderFactory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